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T1" style:family="text">
      <style:text-properties fo:font-style="italic"/>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ci une description détaillée des 10 étapes du cycle de vie d'une IA, telles qu'illustrées sur l'anatomie d'"Apertus". Conformément à votre demande, j'ai conservé la terminologie technique en anglais, et <text:span text:style-name="T1">veuillez noter que j'ai enrichi ces descriptions avec des connaissances générales en intelligence artificielle (hors de la source fournie) afin d'expliquer techniquement le rôle de chaque composant.</text:span></text:p>
      <text:p text:style-name="P1"><text:span text:style-name="T2">1. TRAINING DATA</text:span> Cette première étape représente la fondation du modèle : la collecte et la préparation du <text:span text:style-name="T1">Training Data</text:span>. Il s'agit des immenses ensembles de données brutes (documents textuels, images, code, etc.) qui seront fournis au système. C'est dans ce corpus que le futur modèle va puiser pour identifier des schémas statistiques et acquérir ses "connaissances".</text:p>
      <text:p text:style-name="P1"><text:span text:style-name="T2">2. TOKENIZER</text:span> Le texte brut ne peut pas être ingéré directement par un réseau de neurones. Le <text:span text:style-name="T1">Tokenizer</text:span> est l'outil chargé de segmenter le texte du <text:span text:style-name="T1">Training Data</text:span> en sous-unités appelées <text:span text:style-name="T1">tokens</text:span> (qui peuvent représenter des mots entiers, des syllabes ou de simples caractères). Ces <text:span text:style-name="T1">tokens</text:span> sont ensuite convertis en identifiants numériques, constituant ainsi le langage mathématique que la machine est capable de traiter.</text:p>
      <text:p text:style-name="P1"><text:span text:style-name="T2">3. CODE</text:span> Cette étape englobe l'architecture logicielle et les algorithmes fondamentaux. Le <text:span text:style-name="T1">Code</text:span> définit la structure du réseau de neurones, la boucle d'apprentissage (comme illustré par la fonction <text:span text:style-name="Source_20_Text">def train(model, data)</text:span>), l'optimiseur, et la méthode de calcul de l'erreur (<text:span text:style-name="T1">loss</text:span>). C'est ce script qui va orchestrer la manière dont le modèle apprend à partir des données.</text:p>
      <text:p text:style-name="P1"><text:span text:style-name="T2">4. COMPUTE</text:span> L'apprentissage d'un modèle d'IA est extrêmement gourmand en ressources matérielles. L'étape <text:span text:style-name="T1">Compute</text:span> fait référence à l'infrastructure matérielle indispensable (généralement d'immenses clusters de GPUs ou de TPUs) qui fournit la puissance de calcul nécessaire pour exécuter des milliards d'opérations matricielles en parallèle 24h/24.</text:p>
      <text:p text:style-name="P1"><text:span text:style-name="T2">5. TRAINING</text:span> Il s'agit du processus actif et itératif d'apprentissage. Durant le <text:span text:style-name="T1">Training</text:span>, le modèle traite les lots de données, effectue des prédictions, et compare ces prédictions à la réalité pour calculer son taux d'erreur (la <text:span text:style-name="T1">loss</text:span>). Grâce à un mécanisme de rétropropagation, il ajuste continuellement ses paramètres internes pour minimiser cette <text:span text:style-name="T1">loss</text:span> au fil du temps.</text:p>
      <text:p text:style-name="P1"><text:span text:style-name="T2">6. EVALUATION</text:span> Afin de s'assurer que le modèle est performant et qu'il généralise correctement de nouvelles requêtes (sans se contenter de mémoriser bêtement ses données d'entraînement), il passe par une phase d'<text:span text:style-name="T1">Evaluation</text:span>. Des <text:span text:style-name="T1">metrics</text:span>, des <text:span text:style-name="T1">benchmarks</text:span> standardisés et des <text:span text:style-name="T1">analysis</text:span> poussées sont utilisés pour mesurer sa précision, sa cohérence et sa sécurité.</text:p>
      <text:p text:style-name="P1"><text:span text:style-name="T2">7. CHECKPOINTS</text:span> L'entraînement d'une IA peut durer des semaines, voire des mois. Pour éviter de tout perdre en cas de panne matérielle, le système enregistre régulièrement l'état intermédiaire du modèle sous forme de <text:span text:style-name="T1">Checkpoints</text:span> (<text:span text:style-name="Source_20_Text">ckpt_001</text:span>, <text:span text:style-name="Source_20_Text">ckpt_002</text:span>, etc.). Ces sauvegardes permettent également aux chercheurs d'étudier ou de reprendre le modèle à différents stades de sa maturation.</text:p>
      <text:p text:style-name="P1"><text:span text:style-name="T2">8. MODEL WEIGHTS</text:span> C'est l'aboutissement concret de tout le processus d'apprentissage. Les <text:span text:style-name="T1">Model Weights</text:span> (ou poids synaptiques) sont les immenses matrices de nombres (tenseurs) qui encodent la "mémoire" et la logique de l'IA. Lors de la phase d'inférence (lorsque vous utilisez l'IA), ce sont ces <text:span text:style-name="T1">Model Weights</text:span> figés qui sont sollicités pour générer une réponse ou une prédiction.</text:p>
      <text:p text:style-name="P1"><text:span text:style-name="T2">9. DOCUMENTATION</text:span> Pour garantir la transparence du modèle, la <text:span text:style-name="T1">Documentation</text:span> est cruciale. Cette étape consiste à compiler des informations détaillées sous forme de manuels ou de "model cards" explicitant l'architecture utilisée, les limites connues de l'IA, les choix de conception et la nature exacte du <text:span text:style-name="T1">Training Data</text:span>.</text:p>
      <text:p text:style-name="P1"><text:span text:style-name="T2">10. REPRODUCIBILITY</text:span> Dans une démarche d'<text:span text:style-name="T1">Open Science</text:span> (science ouverte), la <text:span text:style-name="T1">Reproducibility</text:span> est l'étape ultime. Elle garantit que n'importe quel chercheur indépendant peut recréer l'IA à l'identique. Cela implique de fournir un accès public au <text:span text:style-name="T1">versioned code</text:span>, de détailler précisément l'environnement matériel et logiciel (<text:span text:style-name="T1">environment spec</text:span>), de maintenir un <text:span text:style-name="T1">data lineage</text:span> strict, et d'offrir des outils pour exécuter la démarche <text:span text:style-name="T1">reproduce &amp; verify</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5-07T10:58:14.031376400</meta:creation-date>
    <dc:date>2026-05-07T10:58:39.231944900</dc:date>
    <meta:editing-duration>PT25S</meta:editing-duration>
    <meta:editing-cycles>1</meta:editing-cycles>
    <meta:document-statistic meta:table-count="0" meta:image-count="0" meta:object-count="0" meta:page-count="1" meta:paragraph-count="11" meta:word-count="609" meta:character-count="4156" meta:non-whitespace-character-count="3558"/>
    <meta:generator>LibreOffice/25.8.5.2$Windows_X86_64 LibreOffice_project/9c8b85f387cc00a89945a79c9e6239f32e450ac2</meta:generator>
  </office:meta>
</office:document-meta>
</file>